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20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number-columns-repeated="3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33.99">
            <text:p>33.99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10" office:value-type="string">
            <text:p>dt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>
            <text:p>Zusammenfassung</text:p>
          </table:table-cell>
          <table:table-cell table:number-columns-repeated="2"/>
          <table:table-cell table:style-name="Default"/>
          <table:table-cell table:style-name="ce20" office:value-type="time" office:time-value="PT17H25M00S">
            <text:p>17:25</text:p>
          </table:table-cell>
          <table:table-cell table:style-name="ce20" office:value-type="time" office:time-value="PT17H40M00S">
            <text:p>17:40</text:p>
          </table:table-cell>
          <table:table-cell table:style-name="ce10" table:formula="of:=([.H3]-[.G3])*24" office:value-type="float" office:value="0.250000000000002">
            <text:p>0.25</text:p>
          </table:table-cell>
          <table:table-cell table:style-name="ce10" table:number-columns-repeated="1015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10/31/2010</text:date>, <text:time>17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Peter </dc:creator>
    <meta:creation-date>2010-10-28T15:09:15Z</meta:creation-date>
    <dc:date>2010-10-31T17:41:02</dc:date>
    <meta:print-date>2010-10-29T14:20:51Z</meta:print-date>
    <meta:editing-duration>PT01H23M03S</meta:editing-duration>
    <meta:editing-cycles>5</meta:editing-cycles>
    <meta:document-statistic meta:table-count="3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chart:class="chart:line" chart:style-name="ch1">
        <chart:legend chart:legend-position="end" svg:x="22.782cm" svg:y="3.217cm" chart:style-name="ch2"/>
        <chart:plot-area chart:style-name="ch3" table:cell-range-address="Tabelle1.B15:Tabelle1.B99" svg:x="0.502cm" svg:y="0.139cm" svg:width="21.779cm" svg:height="6.58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Tabelle1.B15:Tabelle1.B99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